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4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8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8cm" svg:y="8cm">
          <draw:text-box>
            <text:p text:style-name="P3">Лекция 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13. Детерминированный<text:line-break/>конечный автомат</text:p>
          </draw:text-box>
        </draw:frame>
        <draw:frame presentation:style-name="pr5" draw:layer="layout" svg:width="25.199cm" svg:height="9.134cm" svg:x="1.378cm" svg:y="3.652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13.1. Общее определение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13.2. Автомат Мура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13.3. Автомат Мили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13.4. Реализация конечного автомата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4"/>14. Особенности проектирования цифровых устройств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8"/>14.1. Особенности энергопотребления цифровых схем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14.2. Обеспечение стабильности работы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8"/>14.3. Ограничения по нагрузочной способности выходов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14.4. Управление мощными нагрузками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14.5. Обеспечение гальванической развязки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14.6. Особенности управления реактивной нагрузкой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2T00:59:05.013000000</dc:date>
    <meta:editing-duration>PT14M44S</meta:editing-duration>
    <meta:editing-cycles>4</meta:editing-cycles>
    <meta:generator>LibreOffice/7.4.5.1$Windows_X86_64 LibreOffice_project/9c0871452b3918c1019dde9bfac75448afc4b57f</meta:generator>
    <meta:document-statistic meta:object-count="73"/>
  </office:meta>
</office:document-meta>
</file>